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 style:data-style-name="N37">
      <style:text-properties fo:font-size="12pt" fo:font-weight="bold"/>
    </style:style>
    <style:style style:name="ce12" style:family="table-cell" style:parent-style-name="Default">
      <style:text-properties fo:font-size="12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size="12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 2012 cluster01-10</text:p>
          </table:table-cell>
          <table:table-cell table:style-name="ce11" table:number-columns-repeated="2"/>
          <table:table-cell table:number-columns-repeated="4"/>
          <table:table-cell table:style-name="ce16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17" table:number-columns-repeated="2"/>
          <table:table-cell table:style-name="ce12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744">
            <text:p>29744</text:p>
          </table:table-cell>
          <table:table-cell table:style-name="ce1" office:value-type="float" office:value="6129">
            <text:p>6129</text:p>
          </table:table-cell>
          <table:table-cell table:style-name="ce1" office:value-type="float" office:value="5748">
            <text:p>5748</text:p>
          </table:table-cell>
          <table:table-cell table:style-name="ce1" office:value-type="float" office:value="5301">
            <text:p>5301</text:p>
          </table:table-cell>
          <table:table-cell table:style-name="ce1" office:value-type="float" office:value="5756">
            <text:p>5756</text:p>
          </table:table-cell>
          <table:table-cell table:style-name="ce1" office:value-type="float" office:value="5356">
            <text:p>535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411">
            <text:p>29411</text:p>
          </table:table-cell>
          <table:table-cell table:style-name="ce1" office:value-type="float" office:value="7426">
            <text:p>7426</text:p>
          </table:table-cell>
          <table:table-cell table:style-name="ce1" office:value-type="float" office:value="7557">
            <text:p>7557</text:p>
          </table:table-cell>
          <table:table-cell table:style-name="ce1" office:value-type="float" office:value="4076">
            <text:p>4076</text:p>
          </table:table-cell>
          <table:table-cell table:style-name="ce1" office:value-type="float" office:value="5407">
            <text:p>5407</text:p>
          </table:table-cell>
          <table:table-cell table:style-name="ce1" office:value-type="float" office:value="6241">
            <text:p>6241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806">
            <text:p>29806</text:p>
          </table:table-cell>
          <table:table-cell table:style-name="ce1" office:value-type="float" office:value="6366">
            <text:p>6366</text:p>
          </table:table-cell>
          <table:table-cell table:style-name="ce1" office:value-type="float" office:value="6903">
            <text:p>6903</text:p>
          </table:table-cell>
          <table:table-cell table:style-name="ce1" office:value-type="float" office:value="12878">
            <text:p>12878</text:p>
          </table:table-cell>
          <table:table-cell table:style-name="ce1" office:value-type="float" office:value="12447">
            <text:p>12447</text:p>
          </table:table-cell>
          <table:table-cell table:style-name="ce1" office:value-type="float" office:value="10047">
            <text:p>10047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886">
            <text:p>29886</text:p>
          </table:table-cell>
          <table:table-cell table:style-name="ce1" office:value-type="float" office:value="7349">
            <text:p>7349</text:p>
          </table:table-cell>
          <table:table-cell table:style-name="ce1" office:value-type="float" office:value="6134">
            <text:p>6134</text:p>
          </table:table-cell>
          <table:table-cell table:style-name="ce1" office:value-type="float" office:value="11396">
            <text:p>11396</text:p>
          </table:table-cell>
          <table:table-cell table:style-name="ce1"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8" office:value-type="string">
            <text:p>OPTIMIZED (+SET -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841">
            <text:p>29841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677">
            <text:p>28677</text:p>
          </table:table-cell>
          <table:table-cell table:style-name="ce1" office:value-type="float" office:value="28876">
            <text:p>28876</text:p>
          </table:table-cell>
          <table:table-cell table:style-name="ce1" office:value-type="float" office:value="28595">
            <text:p>28595</text:p>
          </table:table-cell>
          <table:table-cell table:style-name="ce1" office:value-type="float" office:value="29086">
            <text:p>2908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976">
            <text:p>29976</text:p>
          </table:table-cell>
          <table:table-cell table:style-name="ce1" office:value-type="float" office:value="30284">
            <text:p>30284</text:p>
          </table:table-cell>
          <table:table-cell table:style-name="ce1" office:value-type="float" office:value="29044">
            <text:p>29044</text:p>
          </table:table-cell>
          <table:table-cell table:style-name="ce1" office:value-type="float" office:value="30075">
            <text:p>30075</text:p>
          </table:table-cell>
          <table:table-cell table:style-name="ce1" office:value-type="float" office:value="29429">
            <text:p>29429</text:p>
          </table:table-cell>
          <table:table-cell table:style-name="ce1" office:value-type="float" office:value="29832">
            <text:p>2983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office:value-type="float" office:value="29895">
            <text:p>29895</text:p>
          </table:table-cell>
          <table:table-cell table:style-name="ce1" office:value-type="float" office:value="27048">
            <text:p>27048</text:p>
          </table:table-cell>
          <table:table-cell table:style-name="ce1" office:value-type="float" office:value="29868">
            <text:p>29868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727">
            <text:p>28727</text:p>
          </table:table-cell>
          <table:table-cell table:style-name="ce1" office:value-type="float" office:value="29664">
            <text:p>29664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30312">
            <text:p>30312</text:p>
          </table:table-cell>
          <table:table-cell table:style-name="ce1" office:value-type="float" office:value="30175">
            <text:p>30175</text:p>
          </table:table-cell>
          <table:table-cell table:style-name="ce1" office:value-type="float" office:value="29717">
            <text:p>29717</text:p>
          </table:table-cell>
          <table:table-cell table:style-name="ce1" office:value-type="float" office:value="30066">
            <text:p>30066</text:p>
          </table:table-cell>
          <table:table-cell table:style-name="ce1" office:value-type="float" office:value="29985">
            <text:p>29985</text:p>
          </table:table-cell>
          <table:table-cell table:style-name="ce1" office:value-type="float" office:value="30506">
            <text:p>30506</text:p>
          </table:table-cell>
          <table:table-cell table:style-name="ce1" table:number-columns-repeated="1015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More clients (8 nodes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ad percentage (8 nodes)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4" office:value-type="string">
            <text:p>repl-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repl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sync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style-name="ce15" table:number-columns-repeated="5"/>
          <table:table-cell table:number-columns-repeated="1016"/>
        </table:table-row>
        <table:table-row table:style-name="ro1" table:number-rows-repeated="9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8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1" office:value-type="date" office:date-value="2008-01-17">
            <text:p>01/17/08</text:p>
          </table:table-cell>
          <table:table-cell table:style-name="ce11"/>
          <table:table-cell table:number-columns-repeated="3"/>
          <table:table-cell table:style-name="ce16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/>
          <table:table-cell table:style-name="ce16" office:value-type="string">
            <text:p>1 node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6" table:number-columns-repeated="4"/>
          <table:table-cell/>
          <table:table-cell table:style-name="ce16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style-name="ce15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6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5" office:value-type="float" office:value="6303">
            <text:p>6303</text:p>
          </table:table-cell>
          <table:table-cell table:style-name="ce15" office:value-type="float" office:value="496">
            <text:p>496</text:p>
          </table:table-cell>
          <table:table-cell table:style-name="ce15" office:value-type="float" office:value="752">
            <text:p>752</text:p>
          </table:table-cell>
          <table:table-cell table:style-name="ce15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5" office:value-type="float" office:value="6730">
            <text:p>6730</text:p>
          </table:table-cell>
          <table:table-cell table:style-name="ce15" office:value-type="float" office:value="2940">
            <text:p>2940</text:p>
          </table:table-cell>
          <table:table-cell table:style-name="ce15" office:value-type="float" office:value="4315">
            <text:p>4315</text:p>
          </table:table-cell>
          <table:table-cell table:style-name="ce15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5" office:value-type="float" office:value="8823">
            <text:p>8823</text:p>
          </table:table-cell>
          <table:table-cell table:style-name="ce15" table:formula="of:=(9289+8560+8729+9074)/4" office:value-type="float" office:value="8913">
            <text:p>8913</text:p>
          </table:table-cell>
          <table:table-cell table:style-name="ce15" table:formula="of:=(8797+9129+9234+8928)/4" office:value-type="float" office:value="9022">
            <text:p>9022</text:p>
          </table:table-cell>
          <table:table-cell table:style-name="ce15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5" table:formula="of:=(6728+6386)/2" office:value-type="float" office:value="6557">
            <text:p>6557</text:p>
          </table:table-cell>
          <table:table-cell table:style-name="ce15" table:formula="of:=(9440+9755+9254)/3" office:value-type="float" office:value="9483">
            <text:p>9483</text:p>
          </table:table-cell>
          <table:table-cell table:style-name="ce15" office:value-type="float" office:value="8565">
            <text:p>8565</text:p>
          </table:table-cell>
          <table:table-cell table:style-name="ce15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5" office:value-type="float" office:value="8964">
            <text:p>8964</text:p>
          </table:table-cell>
          <table:table-cell table:style-name="ce15" office:value-type="float" office:value="9047">
            <text:p>9047</text:p>
          </table:table-cell>
          <table:table-cell table:style-name="ce15" office:value-type="float" office:value="9021">
            <text:p>9021</text:p>
          </table:table-cell>
          <table:table-cell table:style-name="ce15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76in" svg:height="3.574in" svg:x="0.0134in" svg:y="0.0724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85in" svg:x="0.878in" svg:y="0.165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86in" svg:height="3.8539in" svg:x="0.0634in" svg:y="0.0083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37in" svg:height="3.7035in" svg:x="0.0031in" svg:y="0.0209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8in" svg:height="3.5425in" svg:x="0.0319in" svg:y="0.0193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4-17T16:02:19</dc:date>
    <meta:editing-cycles>131</meta:editing-cycles>
    <meta:editing-duration>P6DT17H13M13S</meta:editing-duration>
    <dc:creator>Bela Ban</dc:creator>
    <meta:document-statistic meta:table-count="2" meta:cell-count="452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5cm" svg:height="9.409cm" xlink:href=".." xlink:type="simple" chart:class="chart:line" chart:style-name="ch1">
        <chart:title svg:x="4.937cm" svg:y="0.192cm" chart:style-name="ch2">
          <text:p>Buddy Replication</text:p>
        </chart:title>
        <chart:subtitle svg:x="0.456cm" svg:y="0.934cm" chart:style-name="ch3">
          <text:p>(400 concurrent clients, ATTRIBUTE, SET_AND_NON_PRIMITIVE_GET)</text:p>
        </chart:subtitle>
        <chart:legend chart:legend-position="end" svg:x="10.754cm" svg:y="3.979cm" style:legend-expansion="high" chart:style-name="ch4"/>
        <chart:plot-area chart:style-name="ch5" table:cell-range-address="'2008'.C144:'2008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6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4cm" svg:y="6.6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1cm" chart:style-name="ch2">
          <text:p>TCP vs. UDP</text:p>
        </chart:title>
        <chart:subtitle svg:x="0.485cm" svg:y="0.932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9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6cm" svg:y="6.50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7cm" svg:height="9cm" xlink:href=".." xlink:type="simple" chart:class="chart:line" chart:style-name="ch1">
        <chart:title svg:x="5.02cm" svg:y="0.183cm" chart:style-name="ch2">
          <text:p>Cost of REPL_SYNC</text:p>
        </chart:title>
        <chart:subtitle svg:x="0.87cm" svg:y="0.917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08'.C189:'2008'.G193" chart:data-source-has-labels="both" svg:x="1.126cm" svg:y="1.607cm" svg:width="9.141cm" svg:height="6.184cm">
          <chartooo:coordinate-region svg:x="2.258cm" svg:y="1.763cm" svg:width="7.917cm" svg:height="5.467cm"/>
          <chart:axis chart:dimension="x" chart:name="primary-x" chart:style-name="ch6" chartooo:axis-type="text">
            <chart:title svg:x="4.692cm" svg:y="8.234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9cm" svg:y="6.334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9cm" svg:height="9.08cm" xlink:href=".." xlink:type="simple" chart:class="chart:line" chart:style-name="ch1">
        <chart:title svg:x="3.173cm" svg:y="0.187cm" chart:style-name="ch2">
          <text:p>Performance Before Optimization</text:p>
        </chart:title>
        <chart:subtitle svg:x="4.865cm" svg:y="1.018cm" chart:style-name="ch3">
          <text:p>(400 concurrent clients)</text:p>
        </chart:subtitle>
        <chart:legend chart:legend-position="end" svg:x="8.917cm" svg:y="3.722cm" style:legend-expansion="high" chart:style-name="ch4"/>
        <chart:plot-area chart:style-name="ch5" table:cell-range-address="'2008'.C73:'2008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4cm" svg:y="8.239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9cm" svg:y="6.69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2cm" svg:y="0.203cm" chart:style-name="ch2">
          <text:p>Optimization of Replication Granularity</text:p>
        </chart:title>
        <chart:subtitle svg:x="1.775cm" svg:y="0.957cm" chart:style-name="ch3">
          <text:p>(400 concurrent clients, SET_AND_NON_PRIMITIVE_GET)</text:p>
        </chart:subtitle>
        <chart:legend chart:legend-position="end" svg:x="10.176cm" svg:y="4.457cm" style:legend-expansion="high" chart:style-name="ch4"/>
        <chart:plot-area chart:style-name="ch5" table:cell-range-address="'2008'.C94:'2008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5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cm" svg:y="6.81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4cm" svg:height="9.791cm" xlink:href=".." xlink:type="simple" chart:class="chart:line" chart:style-name="ch1">
        <chart:title svg:x="3.558cm" svg:y="0.2cm" chart:style-name="ch2">
          <text:p>Optimization of Replication Trigger</text:p>
        </chart:title>
        <chart:subtitle svg:x="5.108cm" svg:y="0.947cm" chart:style-name="ch3">
          <text:p>(400 concurrent clients)</text:p>
        </chart:subtitle>
        <chart:legend chart:legend-position="end" svg:x="9.532cm" svg:y="4cm" style:legend-expansion="high" chart:style-name="ch4"/>
        <chart:plot-area chart:style-name="ch5" table:cell-range-address="'2008'.C120:'2008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79cm" svg:y="8.995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9cm" svg:y="6.72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